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40000034F0FC394C4F52D3A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7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.25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4.5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4.45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00" loext:opacity="100%" style:font-name="CMU Serif" fo:font-size="8pt" style:font-size-asian="8pt" style:font-size-complex="8pt"/>
    </style:style>
    <style:style style:name="T1" style:family="text">
      <style:text-properties fo:color="#000000" loext:opacity="100%" style:font-name="CMU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9.624cm" svg:x="1cm" svg:y="5.037cm">
          <draw:image xlink:href="Pictures/10000001000003340000034F0FC394C4F52D3AD3.png" xlink:type="simple" xlink:show="embed" xlink:actuate="onLoad" draw:mime-type="image/png">
            <text:p/>
          </draw:image>
        </draw:frame>
        <draw:custom-shape draw:style-name="gr2" draw:text-style-name="P2" draw:layer="layout" svg:width="2.25cm" svg:height="1cm" svg:x="10.15cm" svg:y="16.5cm">
          <text:p text:style-name="P1"><text:span text:style-name="T1">Graf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5cm" svg:x="12.25cm" svg:y="20cm">
          <text:p text:style-name="P1"><text:span text:style-name="T1">Graf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5cm" svg:x="12.25cm" svg:y="20cm">
          <text:p text:style-name="P1"><text:span text:style-name="T1">Grafi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5cm" svg:height="0.75cm" svg:x="11cm" svg:y="17.5cm">
          <text:p text:style-name="P1"><text:span text:style-name="T1">Aktivní zón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0.75cm" svg:x="6cm" svg:y="23cm">
          <text:p text:style-name="P1"><text:span text:style-name="T1">Betonové </text:span><text:span text:style-name="T1">stínění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75cm" svg:x="4.25cm" svg:y="22.5cm">
          <text:p text:style-name="P1"><text:span text:style-name="T1">Olov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1cm" svg:x="16cm" svg:y="9cm">
          <text:p text:style-name="P1"><text:span text:style-name="T1">Reaktorová nádob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cm" svg:height="1cm" svg:x="14cm" svg:y="16.75cm">
          <text:p text:style-name="P1"><text:span text:style-name="T1">Hliníková obálk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cm" svg:height="1cm" svg:x="14cm" svg:y="16.75cm">
          <text:p text:style-name="P1"><text:span text:style-name="T1">Hliníková obálk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5cm" svg:height="1cm" svg:x="0.05cm" svg:y="21cm">
          <text:p text:style-name="P1"><text:span text:style-name="T1">Hliníková obálk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0.75cm" svg:x="14cm" svg:y="17.5cm">
          <text:p text:style-name="P1"><text:span text:style-name="T1">Absorbátor neutronů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5cm" svg:x="0.65cm" svg:y="20.5cm">
          <text:p text:style-name="P1"><text:span text:style-name="T1">Grafi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25cm" svg:height="0.5cm" svg:x="1cm" svg:y="20cm">
          <text:p text:style-name="P1"><text:span text:style-name="T1">Polyethyl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5cm" svg:x="0.75cm" svg:y="19.5cm">
          <text:p text:style-name="P1"><text:span text:style-name="T1">Absorbátor neutronů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08T11:53:31.443168418</dc:date>
    <meta:editing-duration>PT7M23S</meta:editing-duration>
    <meta:editing-cycles>1</meta:editing-cycles>
    <meta:document-statistic meta:object-count="15"/>
    <meta:generator>LibreOffice/7.3.7.2$Linux_X86_64 LibreOffice_project/30$Build-2</meta:generator>
  </office:meta>
</office:document-meta>
</file>